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da0ac" officeooo:paragraph-rsid="0006476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da0ac" officeooo:paragraph-rsid="0006476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a0ac" officeooo:paragraph-rsid="00064766" style:font-size-asian="14pt" style:font-weight-asian="bold" style:font-size-complex="14pt" style:font-weight-complex="bold"/>
    </style:style>
    <style:style style:name="T1" style:family="text">
      <style:text-properties officeooo:rsid="000647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ircular Queue</text:p>
      <text:p text:style-name="P3"/>
      <text:p text:style-name="P1"><text:span text:style-name="T1">Queue.h</text:span> :-</text:p>
      <text:p text:style-name="P1"/>
      <text:p text:style-name="P2">/*</text:p>
      <text:p text:style-name="P2">header file for Assignment2</text:p>
      <text:p text:style-name="P2">*/</text:p>
      <text:p text:style-name="P2"/>
      <text:p text:style-name="P2">#include &lt;iostream&gt; // header file</text:p>
      <text:p text:style-name="P2">#include &lt;climits&gt; <text:s/>// for using INT_MAX and INT_MIN</text:p>
      <text:p text:style-name="P2">using namespace std;</text:p>
      <text:p text:style-name="P2"/>
      <text:p text:style-name="P2">// class Queue :- implementation of circular queue</text:p>
      <text:p text:style-name="P2">class Queue</text:p>
      <text:p text:style-name="P2">{</text:p>
      <text:p text:style-name="P2">private:</text:p>
      <text:p text:style-name="P2"><text:s text:c="2"/>int rear; // variables</text:p>
      <text:p text:style-name="P2"><text:s text:c="2"/>int front;</text:p>
      <text:p text:style-name="P2"><text:s text:c="2"/>int queue[10] = {0};</text:p>
      <text:p text:style-name="P2"/>
      <text:p text:style-name="P2">public:</text:p>
      <text:p text:style-name="P2"><text:s text:c="2"/>Queue();</text:p>
      <text:p text:style-name="P2"/>
      <text:p text:style-name="P2"><text:s text:c="2"/>bool isFull(); <text:s text:c="12"/>// returns true if queue if full</text:p>
      <text:p text:style-name="P2"><text:s text:c="2"/>bool isEmpty(); <text:s text:c="11"/>// returns true if queue is empty</text:p>
      <text:p text:style-name="P2"><text:s text:c="2"/>bool enqueue(int element); // inserts an element from the rear end of the queue</text:p>
      <text:p text:style-name="P2"><text:s text:c="2"/>int dequeue(); <text:s text:c="12"/>// deletes the element from front end in queue and returns it</text:p>
      <text:p text:style-name="P2"><text:s text:c="2"/>void display(); <text:s text:c="11"/>// displays elements present in the queue</text:p>
      <text:p text:style-name="P2">};</text:p>
      <text:p text:style-name="P2"/>
      <text:p text:style-name="P2">Queue ::Queue()</text:p>
      <text:p text:style-name="P2">{</text:p>
      <text:p text:style-name="P2"><text:s text:c="2"/>front = 0;</text:p>
      <text:p text:style-name="P2"><text:s text:c="2"/>rear = 0;</text:p>
      <text:p text:style-name="P2">}</text:p>
      <text:p text:style-name="P2"/>
      <text:p text:style-name="P2">bool Queue ::isFull()</text:p>
      <text:p text:style-name="P2">{</text:p>
      <text:p text:style-name="P2"><text:s text:c="2"/>if (front == (rear + 1) % 10)</text:p>
      <text:p text:style-name="P2"><text:s text:c="4"/>return true;</text:p>
      <text:p text:style-name="P2"><text:s text:c="2"/>else</text:p>
      <text:p text:style-name="P2"><text:s text:c="4"/>return false;</text:p>
      <text:p text:style-name="P2">}</text:p>
      <text:p text:style-name="P2"/>
      <text:p text:style-name="P2">bool Queue ::isEmpty()</text:p>
      <text:p text:style-name="P2">{</text:p>
      <text:p text:style-name="P2"><text:s text:c="2"/>if (rear == front)</text:p>
      <text:p text:style-name="P2"><text:s text:c="4"/>return true;</text:p>
      <text:p text:style-name="P2"><text:s text:c="2"/>else</text:p>
      <text:p text:style-name="P2"><text:s text:c="4"/>return false;</text:p>
      <text:p text:style-name="P2">}</text:p>
      <text:p text:style-name="P2"/>
      <text:p text:style-name="P2"><text:soft-page-break/>/*---------------ENQUEUE-----------------*/</text:p>
      <text:p text:style-name="P2">bool Queue ::enqueue(int element)</text:p>
      <text:p text:style-name="P2">{</text:p>
      <text:p text:style-name="P2"><text:s text:c="2"/>if (!isFull())</text:p>
      <text:p text:style-name="P2"><text:s text:c="2"/>{</text:p>
      <text:p text:style-name="P2"><text:s text:c="4"/>queue[rear] = element;</text:p>
      <text:p text:style-name="P2"><text:s text:c="4"/>rear = (rear + 1) % 10;</text:p>
      <text:p text:style-name="P2"><text:s text:c="4"/>return true;</text:p>
      <text:p text:style-name="P2"><text:s text:c="2"/>}</text:p>
      <text:p text:style-name="P2"><text:s text:c="2"/>else</text:p>
      <text:p text:style-name="P2"><text:s text:c="2"/>{</text:p>
      <text:p text:style-name="P2"><text:s text:c="4"/>return false;</text:p>
      <text:p text:style-name="P2"><text:s text:c="2"/>}</text:p>
      <text:p text:style-name="P2">}</text:p>
      <text:p text:style-name="P2"/>
      <text:p text:style-name="P2">/*---------------DEQUEUE-----------------*/</text:p>
      <text:p text:style-name="P2">int Queue ::dequeue()</text:p>
      <text:p text:style-name="P2">{</text:p>
      <text:p text:style-name="P2"><text:s text:c="2"/>if (!isEmpty())</text:p>
      <text:p text:style-name="P2"><text:s text:c="2"/>{</text:p>
      <text:p text:style-name="P2"><text:s text:c="4"/>front = (front + 1) % 10;</text:p>
      <text:p text:style-name="P2"><text:s text:c="4"/>return queue[(front - 1) % 10];</text:p>
      <text:p text:style-name="P2"><text:s text:c="2"/>}</text:p>
      <text:p text:style-name="P2"><text:s text:c="2"/>else</text:p>
      <text:p text:style-name="P2"><text:s text:c="2"/>{</text:p>
      <text:p text:style-name="P2"><text:s text:c="4"/>return INT_MIN;</text:p>
      <text:p text:style-name="P2"><text:s text:c="2"/>}</text:p>
      <text:p text:style-name="P2">}</text:p>
      <text:p text:style-name="P2"/>
      <text:p text:style-name="P2">/*---------------DISPLAY-----------------*/</text:p>
      <text:p text:style-name="P2">void Queue ::display()</text:p>
      <text:p text:style-name="P2">{</text:p>
      <text:p text:style-name="P2"><text:s text:c="2"/>cout &lt;&lt; "At front\t" &lt;&lt; front &lt;&lt; "\t" &lt;&lt; rear - 1 &lt;&lt; "\t" &lt;&lt; queue[front] &lt;&lt; endl;</text:p>
      <text:p text:style-name="P2"><text:s text:c="2"/>cout &lt;&lt; "At rear <text:s/>\t" &lt;&lt; front &lt;&lt; "\t" &lt;&lt; rear - 1 &lt;&lt; "\t" &lt;&lt; queue[rear - 1] &lt;&lt; endl;</text:p>
      <text:p text:style-name="P2"><text:s text:c="2"/>cout &lt;&lt; "All from front\t" &lt;&lt; front &lt;&lt; "\t" &lt;&lt; rear - 1 &lt;&lt; "\t";</text:p>
      <text:p text:style-name="P2"><text:s text:c="2"/>for (int i = front; i &lt; rear; i = (i + 1) % 10)</text:p>
      <text:p text:style-name="P2"><text:s text:c="2"/>{</text:p>
      <text:p text:style-name="P2"><text:s text:c="4"/>cout &lt;&lt; queue[i] &lt;&lt; " ";</text:p>
      <text:p text:style-name="P2"><text:s text:c="2"/>}</text:p>
      <text:p text:style-name="P2"><text:s text:c="2"/>cout &lt;&lt; endl</text:p>
      <text:p text:style-name="P2"><text:s text:c="7"/>&lt;&lt; "All from rear\t" &lt;&lt; front &lt;&lt; "\t" &lt;&lt; rear - 1 &lt;&lt; "\t";</text:p>
      <text:p text:style-name="P2"><text:s text:c="2"/>for (int j = rear; j &gt; front; j = (j - 1) % 10)</text:p>
      <text:p text:style-name="P2"><text:s text:c="2"/>{</text:p>
      <text:p text:style-name="P2"><text:s text:c="4"/>cout &lt;&lt; queue[j - 1] &lt;&lt; " ";</text:p>
      <text:p text:style-name="P2"><text:s text:c="2"/>}</text:p>
      <text:p text:style-name="P2"><text:s text:c="2"/>cout &lt;&lt; endl;</text:p>
      <text:p text:style-name="P2">}</text:p>
      <text:p text:style-name="P2"/>
      <text:p text:style-name="P2">/*test the queue with following main fuction if required*/</text:p>
      <text:p text:style-name="P2">/*</text:p>
      <text:p text:style-name="P2">int menu(){</text:p>
      <text:p text:style-name="P2"><text:s text:c="2"/>cout &lt;&lt; "_______MENU_______" &lt;&lt; endl;</text:p>
      <text:p text:style-name="P2"><text:soft-page-break/><text:s text:c="2"/>cout &lt;&lt; "1 - enqueue\n2 - dequeue\n3 - display\n4 - exit\n";</text:p>
      <text:p text:style-name="P2"><text:s text:c="2"/>cout &lt;&lt; "Enter your choice : " &lt;&lt; endl;</text:p>
      <text:p text:style-name="P2"><text:s text:c="2"/>int choice;</text:p>
      <text:p text:style-name="P2"><text:s text:c="2"/>cin &gt;&gt; choice;</text:p>
      <text:p text:style-name="P2"><text:s text:c="2"/>return choice;</text:p>
      <text:p text:style-name="P2">}</text:p>
      <text:p text:style-name="P2"/>
      <text:p text:style-name="P2">int main(){</text:p>
      <text:p text:style-name="P2"><text:s text:c="2"/>Queue Q;</text:p>
      <text:p text:style-name="P2"><text:s text:c="2"/>//Q.enqueue(2);</text:p>
      <text:p text:style-name="P2"><text:s text:c="2"/>//Q.enqueue(3);</text:p>
      <text:p text:style-name="P2"><text:s text:c="2"/>//int x = Q.dequeue();</text:p>
      <text:p text:style-name="P2"><text:s text:c="2"/>//int y = Q.dequeue();</text:p>
      <text:p text:style-name="P2"><text:s text:c="2"/>//Q.display();</text:p>
      <text:p text:style-name="P2"/>
      <text:p text:style-name="P2"><text:s text:c="2"/>while(1){</text:p>
      <text:p text:style-name="P2"><text:s text:c="6"/>int ch;</text:p>
      <text:p text:style-name="P2"><text:s text:c="6"/>ch = menu();</text:p>
      <text:p text:style-name="P2"><text:s text:c="6"/>switch(ch){</text:p>
      <text:p text:style-name="P2"><text:s text:c="2"/>case 1:</text:p>
      <text:p text:style-name="P2"><text:s text:c="4"/>int enq;</text:p>
      <text:p text:style-name="P2"><text:s text:c="4"/>cout &lt;&lt; "Enter the element you want to enqueue : " <text:s/>&lt;&lt; endl;</text:p>
      <text:p text:style-name="P2"><text:s text:c="4"/>cin &gt;&gt; enq;</text:p>
      <text:p text:style-name="P2"><text:s text:c="4"/>Q.enqueue(enq);</text:p>
      <text:p text:style-name="P2"><text:s text:c="4"/>break;</text:p>
      <text:p text:style-name="P2"><text:s text:c="2"/>case 2:</text:p>
      <text:p text:style-name="P2"><text:s text:c="4"/>int dqe;</text:p>
      <text:p text:style-name="P2"><text:s text:c="4"/>dqe = Q.dequeue();</text:p>
      <text:p text:style-name="P2"><text:s text:c="4"/>if(dqe == -9){</text:p>
      <text:p text:style-name="P2"><text:s text:c="6"/>cout &lt;&lt; "dequeue operation failed, the queue is full." &lt;&lt; endl;</text:p>
      <text:p text:style-name="P2"><text:s text:c="4"/>}</text:p>
      <text:p text:style-name="P2"><text:s text:c="4"/>else{</text:p>
      <text:p text:style-name="P2"><text:s text:c="6"/>cout &lt;&lt; "dequeue operation successful, element " &lt;&lt; dqe &lt;&lt; " dequeued." &lt;&lt; endl;</text:p>
      <text:p text:style-name="P2"><text:s text:c="4"/>}</text:p>
      <text:p text:style-name="P2"><text:s text:c="4"/>break;</text:p>
      <text:p text:style-name="P2"><text:s text:c="2"/>case 3:</text:p>
      <text:p text:style-name="P2"><text:s text:c="4"/>Q.display();</text:p>
      <text:p text:style-name="P2"><text:s text:c="4"/>break;</text:p>
      <text:p text:style-name="P2"><text:s text:c="2"/>case 4:</text:p>
      <text:p text:style-name="P2"><text:s text:c="4"/>exit(0);</text:p>
      <text:p text:style-name="P2"><text:s text:c="6"/>}</text:p>
      <text:p text:style-name="P2"><text:s text:c="2"/>}</text:p>
      <text:p text:style-name="P2"><text:s text:c="2"/>return 0;</text:p>
      <text:p text:style-name="P2">}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7:47:42.391886423</meta:creation-date>
    <dc:date>2023-12-17T17:48:16.135351943</dc:date>
    <meta:editing-duration>PT34S</meta:editing-duration>
    <meta:editing-cycles>1</meta:editing-cycles>
    <meta:document-statistic meta:table-count="0" meta:image-count="0" meta:object-count="0" meta:page-count="3" meta:paragraph-count="133" meta:word-count="478" meta:character-count="2730" meta:non-whitespace-character-count="2073"/>
    <meta:generator>LibreOffice/7.3.7.2$Linux_X86_64 LibreOffice_project/30$Build-2</meta:generator>
  </office:meta>
</office:document-meta>
</file>